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3" svg:font-family="'Liberation Sans'" style:font-family-generic="roman"/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fo:break-before="page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5.794cm"/>
    </style:style>
    <style:style style:name="Table1.C" style:family="table-column">
      <style:table-column-properties style:column-width="4.101cm"/>
    </style:style>
    <style:style style:name="Table1.D" style:family="table-column">
      <style:table-column-properties style:column-width="3.625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14268c" officeooo:paragraph-rsid="0014268c"/>
    </style:style>
    <style:style style:name="P2" style:family="paragraph" style:parent-style-name="Table_20_Contents">
      <style:text-properties fo:font-weight="bold" officeooo:rsid="0014268c" officeooo:paragraph-rsid="0014268c" style:font-weight-asian="bold" style:font-weight-complex="bold"/>
    </style:style>
    <style:style style:name="P3" style:family="paragraph" style:parent-style-name="Table_20_Contents">
      <style:text-properties officeooo:rsid="0014a25f" officeooo:paragraph-rsid="0014a25f"/>
    </style:style>
    <style:style style:name="P4" style:family="paragraph" style:parent-style-name="Table_20_Contents">
      <style:text-properties officeooo:rsid="0014a25f" officeooo:paragraph-rsid="001f175a"/>
    </style:style>
    <style:style style:name="P5" style:family="paragraph" style:parent-style-name="Table_20_Contents">
      <style:text-properties officeooo:rsid="0014b142" officeooo:paragraph-rsid="0014b142"/>
    </style:style>
    <style:style style:name="P6" style:family="paragraph" style:parent-style-name="Table_20_Contents">
      <style:text-properties officeooo:rsid="0016afad" officeooo:paragraph-rsid="0016afad"/>
    </style:style>
    <style:style style:name="P7" style:family="paragraph" style:parent-style-name="Table_20_Contents">
      <style:text-properties officeooo:rsid="0017c7c9" officeooo:paragraph-rsid="0017c7c9"/>
    </style:style>
    <style:style style:name="P8" style:family="paragraph" style:parent-style-name="Table_20_Contents">
      <style:text-properties officeooo:rsid="001a77eb" officeooo:paragraph-rsid="001a77eb"/>
    </style:style>
    <style:style style:name="P9" style:family="paragraph" style:parent-style-name="Table_20_Contents">
      <style:text-properties officeooo:rsid="001b73c9" officeooo:paragraph-rsid="001b73c9"/>
    </style:style>
    <style:style style:name="P10" style:family="paragraph" style:parent-style-name="Table_20_Contents">
      <style:text-properties officeooo:rsid="001df5d6" officeooo:paragraph-rsid="001fd4d9"/>
    </style:style>
    <style:style style:name="P11" style:family="paragraph" style:parent-style-name="Table_20_Contents">
      <style:text-properties officeooo:rsid="001fd4d9" officeooo:paragraph-rsid="001fd4d9"/>
    </style:style>
    <style:style style:name="P12" style:family="paragraph" style:parent-style-name="Table_20_Contents">
      <style:text-properties officeooo:rsid="0020ecc1" officeooo:paragraph-rsid="0020ecc1"/>
    </style:style>
    <style:style style:name="P13" style:family="paragraph" style:parent-style-name="Table_20_Contents">
      <style:text-properties officeooo:rsid="002280fc" officeooo:paragraph-rsid="002280fc"/>
    </style:style>
    <style:style style:name="P14" style:family="paragraph" style:parent-style-name="Table_20_Contents">
      <style:text-properties officeooo:rsid="00253449" officeooo:paragraph-rsid="00253449"/>
    </style:style>
    <style:style style:name="P15" style:family="paragraph" style:parent-style-name="Table_20_Contents">
      <style:text-properties officeooo:rsid="00296d75" officeooo:paragraph-rsid="00296d75"/>
    </style:style>
    <style:style style:name="P16" style:family="paragraph" style:parent-style-name="Table_20_Contents">
      <style:text-properties officeooo:rsid="00373ba0" officeooo:paragraph-rsid="00373ba0"/>
    </style:style>
    <style:style style:name="P17" style:family="paragraph" style:parent-style-name="Table_20_Contents">
      <style:text-properties officeooo:rsid="004035c6" officeooo:paragraph-rsid="004035c6"/>
    </style:style>
    <style:style style:name="P18" style:family="paragraph" style:parent-style-name="Table_20_Contents">
      <style:text-properties officeooo:rsid="0033fe00" officeooo:paragraph-rsid="0033fe00"/>
    </style:style>
    <style:style style:name="P19" style:family="paragraph" style:parent-style-name="Table_20_Contents">
      <style:text-properties officeooo:rsid="003914b0" officeooo:paragraph-rsid="003914b0"/>
    </style:style>
    <style:style style:name="P20" style:family="paragraph" style:parent-style-name="Table_20_Contents">
      <style:text-properties officeooo:rsid="00389e60" officeooo:paragraph-rsid="00389e60"/>
    </style:style>
    <style:style style:name="P21" style:family="paragraph" style:parent-style-name="Table_20_Contents">
      <style:text-properties officeooo:rsid="0041b423" officeooo:paragraph-rsid="0041b423"/>
    </style:style>
    <style:style style:name="P22" style:family="paragraph" style:parent-style-name="Table_20_Contents">
      <style:text-properties officeooo:rsid="0042dda9" officeooo:paragraph-rsid="0042dda9"/>
    </style:style>
    <style:style style:name="P23" style:family="paragraph" style:parent-style-name="Table_20_Contents">
      <style:text-properties officeooo:rsid="001ca60f" officeooo:paragraph-rsid="001ca60f"/>
    </style:style>
    <style:style style:name="P24" style:family="paragraph" style:parent-style-name="Table_20_Contents">
      <style:text-properties officeooo:rsid="00446d43" officeooo:paragraph-rsid="00446d43"/>
    </style:style>
    <style:style style:name="P25" style:family="paragraph" style:parent-style-name="Table_20_Contents">
      <style:text-properties officeooo:rsid="004672df" officeooo:paragraph-rsid="004672df"/>
    </style:style>
    <style:style style:name="P26" style:family="paragraph" style:parent-style-name="Table_20_Contents">
      <style:text-properties officeooo:rsid="0046d507" officeooo:paragraph-rsid="0046d507"/>
    </style:style>
    <style:style style:name="P27" style:family="paragraph" style:parent-style-name="Table_20_Contents">
      <style:text-properties officeooo:rsid="0048389d" officeooo:paragraph-rsid="0048389d"/>
    </style:style>
    <style:style style:name="P28" style:family="paragraph" style:parent-style-name="Table_20_Contents">
      <style:text-properties officeooo:rsid="004a4903" officeooo:paragraph-rsid="004a4903"/>
    </style:style>
    <style:style style:name="P29" style:family="paragraph" style:parent-style-name="Table_20_Contents">
      <style:text-properties officeooo:rsid="004a9b6e" officeooo:paragraph-rsid="004a9b6e"/>
    </style:style>
    <style:style style:name="P30" style:family="paragraph" style:parent-style-name="Table_20_Contents">
      <style:text-properties officeooo:rsid="004b54e6" officeooo:paragraph-rsid="004b54e6"/>
    </style:style>
    <style:style style:name="P31" style:family="paragraph" style:parent-style-name="Table_20_Contents">
      <style:text-properties officeooo:rsid="003e83e0" officeooo:paragraph-rsid="003e83e0"/>
    </style:style>
    <style:style style:name="P32" style:family="paragraph" style:parent-style-name="Table_20_Contents">
      <style:text-properties officeooo:rsid="004dec28" officeooo:paragraph-rsid="004dec28"/>
    </style:style>
    <style:style style:name="P33" style:family="paragraph" style:parent-style-name="Table_20_Contents">
      <style:text-properties officeooo:rsid="004fd89d" officeooo:paragraph-rsid="004fd89d"/>
    </style:style>
    <style:style style:name="P34" style:family="paragraph" style:parent-style-name="Table_20_Contents">
      <style:text-properties officeooo:rsid="00515867" officeooo:paragraph-rsid="00515867"/>
    </style:style>
    <style:style style:name="P35" style:family="paragraph" style:parent-style-name="Table_20_Contents">
      <style:text-properties officeooo:rsid="0062e6de" officeooo:paragraph-rsid="0062e6de"/>
    </style:style>
    <style:style style:name="P36" style:family="paragraph" style:parent-style-name="Table_20_Contents">
      <style:text-properties officeooo:rsid="0063f2d1" officeooo:paragraph-rsid="0063f2d1"/>
    </style:style>
    <style:style style:name="P37" style:family="paragraph" style:parent-style-name="Table_20_Contents">
      <style:text-properties officeooo:rsid="00682015" officeooo:paragraph-rsid="00682015"/>
    </style:style>
    <style:style style:name="P38" style:family="paragraph" style:parent-style-name="Table_20_Contents">
      <style:text-properties officeooo:rsid="006a34ec" officeooo:paragraph-rsid="006a34ec"/>
    </style:style>
    <style:style style:name="P39" style:family="paragraph" style:parent-style-name="Table_20_Contents">
      <style:text-properties officeooo:rsid="006ba254" officeooo:paragraph-rsid="006ba254"/>
    </style:style>
    <style:style style:name="P40" style:family="paragraph" style:parent-style-name="Table_20_Contents">
      <style:text-properties officeooo:rsid="00464553" officeooo:paragraph-rsid="00464553"/>
    </style:style>
    <style:style style:name="P41" style:family="paragraph" style:parent-style-name="Standard">
      <style:text-properties officeooo:rsid="0014268c"/>
    </style:style>
    <style:style style:name="P42" style:family="paragraph" style:parent-style-name="Standard">
      <style:text-properties officeooo:rsid="0022cb1b" officeooo:paragraph-rsid="0022cb1b"/>
    </style:style>
    <style:style style:name="P43" style:family="paragraph" style:parent-style-name="Standard">
      <style:text-properties fo:font-weight="bold" style:font-weight-asian="bold" style:font-weight-complex="bold"/>
    </style:style>
    <style:style style:name="P44" style:family="paragraph" style:parent-style-name="Standard">
      <style:text-properties fo:font-weight="bold" officeooo:rsid="0022cb1b" officeooo:paragraph-rsid="0022cb1b" style:font-weight-asian="bold" style:font-weight-complex="bold"/>
    </style:style>
    <style:style style:name="P45" style:family="paragraph" style:parent-style-name="Standard">
      <style:text-properties officeooo:rsid="002faf0b" officeooo:paragraph-rsid="002faf0b"/>
    </style:style>
    <style:style style:name="P46" style:family="paragraph" style:parent-style-name="Text_20_body">
      <style:text-properties officeooo:rsid="00296d75" officeooo:paragraph-rsid="00296d75"/>
    </style:style>
    <style:style style:name="P47" style:family="paragraph" style:parent-style-name="Text_20_body">
      <style:text-properties officeooo:rsid="002af4cb" officeooo:paragraph-rsid="002af4cb"/>
    </style:style>
    <style:style style:name="P48" style:family="paragraph" style:parent-style-name="Text_20_body">
      <style:text-properties officeooo:paragraph-rsid="00319fd8"/>
    </style:style>
    <style:style style:name="P49" style:family="paragraph" style:parent-style-name="Text_20_body">
      <style:text-properties officeooo:rsid="0032e4cf" officeooo:paragraph-rsid="0032e4cf"/>
    </style:style>
    <style:style style:name="P50" style:family="paragraph" style:parent-style-name="Text_20_body">
      <style:text-properties officeooo:paragraph-rsid="002c90bf"/>
    </style:style>
    <style:style style:name="P51" style:family="paragraph" style:parent-style-name="Text_20_body">
      <style:text-properties officeooo:rsid="003ec0ad" officeooo:paragraph-rsid="003ec0ad"/>
    </style:style>
    <style:style style:name="P52" style:family="paragraph" style:parent-style-name="Text_20_body">
      <style:text-properties officeooo:rsid="0058cbef" officeooo:paragraph-rsid="0059be70"/>
    </style:style>
    <style:style style:name="P53" style:family="paragraph" style:parent-style-name="Text_20_body">
      <style:text-properties officeooo:rsid="005eed29" officeooo:paragraph-rsid="005eed29"/>
    </style:style>
    <style:style style:name="P54" style:family="paragraph" style:parent-style-name="Text_20_body">
      <style:text-properties officeooo:rsid="0055c87c" officeooo:paragraph-rsid="0055c87c"/>
    </style:style>
    <style:style style:name="P55" style:family="paragraph" style:parent-style-name="Text_20_body">
      <style:text-properties officeooo:rsid="0065ff7d" officeooo:paragraph-rsid="0065ff7d"/>
    </style:style>
    <style:style style:name="P56" style:family="paragraph" style:parent-style-name="Text_20_body">
      <style:text-properties officeooo:rsid="00672103" officeooo:paragraph-rsid="00672103"/>
    </style:style>
    <style:style style:name="P57" style:family="paragraph" style:parent-style-name="Heading_20_3">
      <style:text-properties officeooo:rsid="0022cb1b" officeooo:paragraph-rsid="0022cb1b"/>
    </style:style>
    <style:style style:name="P58" style:family="paragraph" style:parent-style-name="Heading_20_3">
      <style:text-properties officeooo:rsid="0032e4cf" officeooo:paragraph-rsid="0032e4cf"/>
    </style:style>
    <style:style style:name="P59" style:family="paragraph" style:parent-style-name="Heading_20_3">
      <style:text-properties officeooo:rsid="0065ff7d" officeooo:paragraph-rsid="0065ff7d"/>
    </style:style>
    <style:style style:name="P60" style:family="paragraph" style:parent-style-name="Heading_20_3">
      <style:text-properties officeooo:rsid="00319fd8" officeooo:paragraph-rsid="00319fd8"/>
    </style:style>
    <style:style style:name="P61" style:family="paragraph" style:parent-style-name="Heading_20_3">
      <style:text-properties officeooo:rsid="0055c87c" officeooo:paragraph-rsid="0055c87c"/>
    </style:style>
    <style:style style:name="P62" style:family="paragraph" style:parent-style-name="Heading_20_3">
      <style:paragraph-properties fo:break-before="page"/>
    </style:style>
    <style:style style:name="P63" style:family="paragraph" style:parent-style-name="Table_20_Contents">
      <style:text-properties officeooo:rsid="0014a25f" officeooo:paragraph-rsid="0014a25f"/>
    </style:style>
    <style:style style:name="P64" style:family="paragraph" style:parent-style-name="Table_20_Contents">
      <style:text-properties officeooo:rsid="006bcc56" officeooo:paragraph-rsid="006bcc56"/>
    </style:style>
    <style:style style:name="P65" style:family="paragraph" style:parent-style-name="Text_20_body" style:list-style-name="L1">
      <style:text-properties officeooo:rsid="0032e4cf" officeooo:paragraph-rsid="0032e4cf"/>
    </style:style>
    <style:style style:name="P6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style:paragraph-properties fo:margin-left="0cm" fo:margin-right="0cm" fo:margin-top="0cm" fo:margin-bottom="0cm" fo:line-height="100%" fo:text-align="center" fo:text-indent="0cm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a25f"/>
    </style:style>
    <style:style style:name="T2" style:family="text">
      <style:text-properties officeooo:rsid="0019ba44"/>
    </style:style>
    <style:style style:name="T3" style:family="text">
      <style:text-properties officeooo:rsid="001e0f7e"/>
    </style:style>
    <style:style style:name="T4" style:family="text">
      <style:text-properties officeooo:rsid="002383f8"/>
    </style:style>
    <style:style style:name="T5" style:family="text">
      <style:text-properties officeooo:rsid="00296d75"/>
    </style:style>
    <style:style style:name="T6" style:family="text">
      <style:text-properties officeooo:rsid="002c90bf"/>
    </style:style>
    <style:style style:name="T7" style:family="text">
      <style:text-properties officeooo:rsid="002d7de6"/>
    </style:style>
    <style:style style:name="T8" style:family="text">
      <style:text-properties officeooo:rsid="0032e4cf"/>
    </style:style>
    <style:style style:name="T9" style:family="text">
      <style:text-properties officeooo:rsid="00359d88"/>
    </style:style>
    <style:style style:name="T10" style:family="text">
      <style:text-properties officeooo:rsid="003664d2"/>
    </style:style>
    <style:style style:name="T11" style:family="text">
      <style:text-properties officeooo:rsid="004672df"/>
    </style:style>
    <style:style style:name="T12" style:family="text">
      <style:text-properties officeooo:rsid="0048389d"/>
    </style:style>
    <style:style style:name="T13" style:family="text">
      <style:text-properties officeooo:rsid="004909e1"/>
    </style:style>
    <style:style style:name="T14" style:family="text">
      <style:text-properties officeooo:rsid="0051d220"/>
    </style:style>
    <style:style style:name="T15" style:family="text">
      <style:text-properties officeooo:rsid="0059be70"/>
    </style:style>
    <style:style style:name="T16" style:family="text">
      <style:text-properties officeooo:rsid="005b4daf"/>
    </style:style>
    <style:style style:name="T17" style:family="text">
      <style:text-properties officeooo:rsid="00616fd2"/>
    </style:style>
    <style:style style:name="T18" style:family="text">
      <style:text-properties officeooo:rsid="0065c6a3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1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5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46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7" text:outline-level="3">Kitten on the Tracks</text:h>
      <text:h text:style-name="Heading_20_3" text:outline-level="3">Data Model</text:h>
      <text:p text:style-name="Text_20_body"><draw:frame draw:style-name="fr1" draw:name="Object1" text:anchor-type="paragraph" svg:width="15.896cm" svg:height="23.509cm" draw:z-index="1"><draw:object xlink:href="./Object 1" xlink:type="simple" xlink:show="embed" xlink:actuate="onLoad"/><draw:image xlink:href="./ObjectReplacements/Object 1" xlink:type="simple" xlink:show="embed" xlink:actuate="onLoad"/></draw:frame></text:p>
      <text:h text:style-name="P62" text:outline-level="3">Data model <text:span text:style-name="T18">(Incidents)</text:span></text:h>
      <text:p text:style-name="Text_20_body"><draw:g text:anchor-type="paragraph" draw:z-index="0" draw:name="Shape2" draw:style-name="gr1"><draw:g draw:style-name="gr2" xml:id="id2" draw:id="id2"><draw:custom-shape draw:style-name="gr3" draw:text-style-name="P67" svg:width="4.183cm" svg:height="0.884cm" svg:x="2.341cm" svg:y="3.198cm"><text:p text:style-name="P66"><text:span text:style-name="T19">IncidentType</text:span></text:p><draw:enhanced-geometry svg:viewBox="0 0 21600 21600" draw:type="rectangle" draw:enhanced-path="M 0 0 L 21600 0 21600 21600 0 21600 0 0 Z N"/></draw:custom-shape><draw:custom-shape draw:style-name="gr3" draw:text-style-name="P67" svg:width="4.183cm" svg:height="0.884cm" svg:x="2.341cm" svg:y="4.082cm"><text:p text:style-name="P66"><text:span text:style-name="T20">(data)</text:span></text:p><draw:enhanced-geometry svg:viewBox="0 0 21600 21600" draw:type="rectangle" draw:enhanced-path="M 0 0 L 21600 0 21600 21600 0 21600 0 0 Z N"/></draw:custom-shape><draw:custom-shape draw:style-name="gr3" draw:text-style-name="P67" svg:width="4.183cm" svg:height="0.884cm" svg:x="2.341cm" svg:y="4.966cm"><text:p text:style-name="P66"><text:span text:style-name="T20">(methods)</text:span></text:p><draw:enhanced-geometry svg:viewBox="0 0 21600 21600" draw:type="rectangle" draw:enhanced-path="M 0 0 L 21600 0 21600 21600 0 21600 0 0 Z N"/></draw:custom-shape></draw:g><draw:g draw:style-name="gr2" xml:id="id3" draw:id="id3"><draw:custom-shape draw:style-name="gr3" draw:text-style-name="P67" svg:width="4.183cm" svg:height="0.884cm" svg:x="2.741cm" svg:y="10.998cm"><text:p text:style-name="P66"><text:span text:style-name="T19">Response</text:span></text:p><draw:enhanced-geometry svg:viewBox="0 0 21600 21600" draw:type="rectangle" draw:enhanced-path="M 0 0 L 21600 0 21600 21600 0 21600 0 0 Z N"/></draw:custom-shape><draw:custom-shape draw:style-name="gr3" draw:text-style-name="P67" svg:width="4.183cm" svg:height="0.884cm" svg:x="2.741cm" svg:y="11.882cm"><text:p text:style-name="P66"><text:span text:style-name="T20">(data)</text:span></text:p><draw:enhanced-geometry svg:viewBox="0 0 21600 21600" draw:type="rectangle" draw:enhanced-path="M 0 0 L 21600 0 21600 21600 0 21600 0 0 Z N"/></draw:custom-shape><draw:custom-shape draw:style-name="gr3" draw:text-style-name="P67" svg:width="4.183cm" svg:height="0.884cm" svg:x="2.741cm" svg:y="12.766cm"><text:p text:style-name="P66"><text:span text:style-name="T20">(methods)</text:span></text:p><draw:enhanced-geometry svg:viewBox="0 0 21600 21600" draw:type="rectangle" draw:enhanced-path="M 0 0 L 21600 0 21600 21600 0 21600 0 0 Z N"/></draw:custom-shape></draw:g><draw:g draw:style-name="gr2" xml:id="id5" draw:id="id5"><draw:custom-shape draw:style-name="gr3" draw:text-style-name="P67" svg:width="4.183cm" svg:height="0.884cm" svg:x="11.64cm" svg:y="6.899cm"><text:p text:style-name="P66"><text:span text:style-name="T19">Incident</text:span></text:p><draw:enhanced-geometry svg:viewBox="0 0 21600 21600" draw:type="rectangle" draw:enhanced-path="M 0 0 L 21600 0 21600 21600 0 21600 0 0 Z N"/></draw:custom-shape><draw:custom-shape draw:style-name="gr3" draw:text-style-name="P67" svg:width="4.183cm" svg:height="0.884cm" svg:x="11.64cm" svg:y="7.783cm"><text:p text:style-name="P66"><text:span text:style-name="T20">(data)</text:span></text:p><draw:enhanced-geometry svg:viewBox="0 0 21600 21600" draw:type="rectangle" draw:enhanced-path="M 0 0 L 21600 0 21600 21600 0 21600 0 0 Z N"/></draw:custom-shape><draw:custom-shape draw:style-name="gr4" draw:text-style-name="P67" svg:width="4.183cm" svg:height="0.883cm" svg:x="11.64cm" svg:y="8.666cm"><text:p text:style-name="P66"><text:span text:style-name="T20">(methods)</text:span></text:p><draw:enhanced-geometry svg:viewBox="0 0 21600 21600" draw:type="rectangle" draw:enhanced-path="M 0 0 L 21600 0 21600 21600 0 21600 0 0 Z N"/></draw:custom-shape></draw:g><draw:g draw:style-name="gr2" xml:id="id6" draw:id="id6"><draw:custom-shape draw:style-name="gr4" draw:text-style-name="P67" svg:width="4.183cm" svg:height="0.883cm" svg:x="3.341cm" svg:y="6.999cm"><text:p text:style-name="P66"><text:span text:style-name="T19">Impact</text:span></text:p><draw:enhanced-geometry svg:viewBox="0 0 21600 21600" draw:type="rectangle" draw:enhanced-path="M 0 0 L 21600 0 21600 21600 0 21600 0 0 Z N"/></draw:custom-shape><draw:custom-shape draw:style-name="gr5" draw:text-style-name="P67" svg:width="4.183cm" svg:height="0.886cm" svg:x="3.341cm" svg:y="7.881cm"><text:p text:style-name="P66"><text:span text:style-name="T20">(data)</text:span></text:p><draw:enhanced-geometry svg:viewBox="0 0 21600 21600" draw:type="rectangle" draw:enhanced-path="M 0 0 L 21600 0 21600 21600 0 21600 0 0 Z N"/></draw:custom-shape><draw:custom-shape draw:style-name="gr4" draw:text-style-name="P67" svg:width="4.183cm" svg:height="0.883cm" svg:x="3.341cm" svg:y="8.767cm"><text:p text:style-name="P66"><text:span text:style-name="T20">(methods)</text:span></text:p><draw:enhanced-geometry svg:viewBox="0 0 21600 21600" draw:type="rectangle" draw:enhanced-path="M 0 0 L 21600 0 21600 21600 0 21600 0 0 Z N"/></draw:custom-shape></draw:g><draw:frame draw:style-name="gr6" draw:text-style-name="P69" xml:id="id1" draw:id="id1" svg:width="3.8cm" svg:height="1.714cm" svg:x="2.468cm" svg:y="0.212cm"><draw:text-box><text:p text:style-name="P68"><text:span text:style-name="T21">(Network,</text:span></text:p><text:p text:style-name="P68"><text:span text:style-name="T21">Game)</text:span></text:p></draw:text-box></draw:frame><draw:frame draw:style-name="gr7" draw:text-style-name="P69" xml:id="id4" draw:id="id4" svg:width="3.8cm" svg:height="0.983cm" svg:x="11.868cm" svg:y="2.212cm"><draw:text-box><text:p text:style-name="P68"><text:span text:style-name="T21">Line</text:span></text:p></draw:text-box></draw:frame><draw:connector draw:style-name="gr8" draw:text-style-name="P70" draw:type="line" svg:x1="4.368cm" svg:y1="1.925cm" svg:x2="4.432cm" svg:y2="3.199cm" draw:start-shape="id1" draw:start-glue-point="2" draw:end-shape="id2" draw:end-glue-point="0" svg:d="M4368 1925l64 1274" svg:viewBox="0 0 65 1275"><text:p/></draw:connector><draw:connector draw:style-name="gr8" draw:text-style-name="P70" draw:line-skew="-1.234cm" svg:x1="2.468cm" svg:y1="1.067cm" svg:x2="2.741cm" svg:y2="12.323cm" draw:start-shape="id1" draw:start-glue-point="3" draw:end-shape="id3" draw:end-glue-point="3" svg:d="M2468 1067h-1734v11256h2007" svg:viewBox="0 0 2009 11257"><text:p/></draw:connector><draw:connector draw:style-name="gr8" draw:text-style-name="P70" draw:type="line" svg:x1="13.767cm" svg:y1="3.195cm" svg:x2="13.73cm" svg:y2="6.9cm" draw:start-shape="id4" draw:start-glue-point="2" draw:end-shape="id5" draw:end-glue-point="0" svg:d="M13767 3195l-37 3705" svg:viewBox="0 0 39 3706"><text:p/></draw:connector><draw:connector draw:style-name="gr8" draw:text-style-name="P70" draw:type="line" svg:x1="4.832cm" svg:y1="10.999cm" svg:x2="5.432cm" svg:y2="9.649cm" draw:start-shape="id3" draw:start-glue-point="0" draw:end-shape="id6" svg:d="M4832 10999l600-1350" svg:viewBox="0 0 601 1351"><text:p/></draw:connector><draw:connector draw:style-name="gr8" draw:text-style-name="P70" draw:type="line" svg:x1="4.431cm" svg:y1="5.849cm" svg:x2="5.431cm" svg:y2="6.999cm" draw:start-shape="id2" draw:start-glue-point="2" draw:end-shape="id6" draw:end-glue-point="0" svg:d="M4431 5849l1000 1150" svg:viewBox="0 0 1002 1152"><text:p/></draw:connector><draw:connector draw:style-name="gr8" draw:text-style-name="P70" draw:type="line" svg:x1="6.523cm" svg:y1="4.523cm" svg:x2="11.64cm" svg:y2="8.223cm" draw:start-shape="id2" draw:start-glue-point="1" draw:end-shape="id5" draw:end-glue-point="3" svg:d="M6523 4523l5117 3700" svg:viewBox="0 0 5119 3702"><text:p/></draw:connector><draw:connector draw:style-name="gr8" draw:text-style-name="P70" draw:type="line" svg:x1="6.923cm" svg:y1="12.324cm" svg:x2="11.64cm" svg:y2="8.224cm" draw:start-shape="id3" draw:start-glue-point="1" draw:end-shape="id5" draw:end-glue-point="3" svg:d="M6923 12324l4717-4100" svg:viewBox="0 0 4718 4101"><text:p/></draw:connector><draw:connector draw:style-name="gr8" draw:text-style-name="P70" draw:type="line" svg:x1="7.523cm" svg:y1="8.325cm" svg:x2="11.64cm" svg:y2="8.224cm" draw:start-shape="id6" draw:start-glue-point="1" draw:end-shape="id5" draw:end-glue-point="3" svg:d="M7523 8325l4117-101" svg:viewBox="0 0 4119 102"><text:p/></draw:connector></draw:g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Entity</text:p>
          </table:table-cell>
          <table:table-cell table:style-name="Table1.A1" office:value-type="string">
            <text:p text:style-name="P2">Attributes</text:p>
          </table:table-cell>
          <table:table-cell table:style-name="Table1.A1" office:value-type="string">
            <text:p text:style-name="P2">Methods</text:p>
          </table:table-cell>
          <table:table-cell table:style-name="Table1.D1" office:value-type="string">
            <text:p text:style-name="P2">Links</text:p>
          </table:table-cell>
        </table:table-row>
        <table:table-row table:style-name="Table1.1"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5">Last seen</text:p>
          </table:table-cell>
          <table:table-cell table:style-name="Table1.A2" office:value-type="string">
            <text:p text:style-name="P3">CRUD</text:p>
          </table:table-cell>
          <table:table-cell table:style-name="Table1.D2" office:value-type="string">
            <text:p text:style-name="P17">Teams</text:p>
          </table:table-cell>
        </table:table-row>
        <table:table-row table:style-name="Table1.1">
          <table:table-cell table:style-name="Table1.A2" office:value-type="string">
            <text:p text:style-name="P1">Team</text:p>
          </table:table-cell>
          <table:table-cell table:style-name="Table1.A2" office:value-type="string">
            <text:p text:style-name="P1">Name</text:p>
            <text:p text:style-name="P3">Quorum?</text:p>
            <text:p text:style-name="P3">Logo</text:p>
            <text:p text:style-name="P15">Last seen</text:p>
            <text:p text:style-name="P18">Max level</text:p>
          </table:table-cell>
          <table:table-cell table:style-name="Table1.A2" office:value-type="string">
            <text:p text:style-name="P3">CRUD</text:p>
            <text:p text:style-name="P3">Add/Remove user</text:p>
            <text:p text:style-name="P3"/>
          </table:table-cell>
          <table:table-cell table:style-name="Table1.D2" office:value-type="string">
            <text:p text:style-name="P1">Users</text:p>
            <text:p text:style-name="P1">Games</text:p>
            <text:p text:style-name="P17">Networks</text:p>
          </table:table-cell>
        </table:table-row>
        <table:table-row table:style-name="Table1.1">
          <table:table-cell table:style-name="Table1.A2" office:value-type="string">
            <text:p text:style-name="P64">Invitation</text:p>
          </table:table-cell>
          <table:table-cell table:style-name="Table1.A2" office:value-type="string">
            <text:p text:style-name="P64">Invited by</text:p>
            <text:p text:style-name="P64">Password</text:p>
            <text:p text:style-name="P64">Invitation issued (date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64">User</text:p>
            <text:p text:style-name="P64">Team</text:p>
          </table:table-cell>
        </table:table-row>
        <table:table-row table:style-name="Table1.1">
          <table:table-cell table:style-name="Table1.A2" office:value-type="string">
            <text:p text:style-name="P1">Network</text:p>
          </table:table-cell>
          <table:table-cell table:style-name="Table1.A2" office:value-type="string">
            <text:p text:style-name="P1">Map (Station position)</text:p>
            <text:p text:style-name="P1">Font</text:p>
            <text:p text:style-name="P14">logo &amp; name</text:p>
            <text:p text:style-name="P1"><text:span text:style-name="T1">Default </text:span>Settings</text:p>
            <text:p text:style-name="P14">Min. level to play</text:p>
            <text:p text:style-name="P15">Last use</text:p>
          </table:table-cell>
          <table:table-cell table:style-name="Table1.A2" office:value-type="string">
            <text:p text:style-name="P1">Create</text:p>
            <text:p text:style-name="P1">Edit</text:p>
            <text:p text:style-name="P16">Save [As]</text:p>
            <text:p text:style-name="P1">Delete</text:p>
          </table:table-cell>
          <table:table-cell table:style-name="Table1.D2" office:value-type="string">
            <text:p text:style-name="P1">Team (owner)</text:p>
            <text:p text:style-name="P1">Line<text:span text:style-name="T11">Template</text:span>s</text:p>
            <text:p text:style-name="P22">GameTemplate</text:p>
            <text:p text:style-name="P1">IncidentTypes</text:p>
            <text:p text:style-name="P1">ResponseTypes</text:p>
            <text:p text:style-name="P1">ResponseOptions</text:p>
            <text:p text:style-name="P1">Impacts</text:p>
            <text:p text:style-name="P1">ImpactTypes</text:p>
            <text:p text:style-name="P9">PassengerProfile</text:p>
          </table:table-cell>
        </table:table-row>
        <table:table-row table:style-name="Table1.1">
          <table:table-cell table:style-name="Table1.A2" office:value-type="string">
            <text:p text:style-name="P21">LineTemplat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5">Instantiate</text:p>
          </table:table-cell>
          <table:table-cell table:style-name="Table1.D2" office:value-type="string">
            <text:p text:style-name="P21">Network</text:p>
            <text:p text:style-name="P22">Place<text:span text:style-name="T11">Template</text:span></text:p>
          </table:table-cell>
        </table:table-row>
        <table:table-row table:style-name="Table1.1">
          <table:table-cell table:style-name="Table1.A2" office:value-type="string">
            <text:p text:style-name="P22">GameTemplate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5">Instantiate</text:p>
          </table:table-cell>
          <table:table-cell table:style-name="Table1.D2" office:value-type="string">
            <text:p text:style-name="P25">Network</text:p>
            <text:p text:style-name="P22">Features</text:p>
          </table:table-cell>
        </table:table-row>
        <table:table-row table:style-name="Table1.1">
          <table:table-cell table:style-name="Table1.A2" office:value-type="string">
            <text:p text:style-name="P20">Feature</text:p>
          </table:table-cell>
          <table:table-cell table:style-name="Table1.A2" office:value-type="string">
            <text:p text:style-name="P20">Features available vs game level.e.g. staff, maintenance, incidents, network, £, franchises, passengers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9">Level</text:p>
            <text:p text:style-name="P19">Network</text:p>
          </table:table-cell>
        </table:table-row>
        <table:table-row table:style-name="Table1.1">
          <table:table-cell table:style-name="Table1.A2" office:value-type="string">
            <text:p text:style-name="P1">Game</text:p>
          </table:table-cell>
          <table:table-cell table:style-name="Table1.A2" office:value-type="string">
            <text:p text:style-name="P1">Level (Beginner/Expert)</text:p>
            <text:p text:style-name="P1">Dashboard<text:span text:style-name="T1">(s)</text:span></text:p>
            <text:p text:style-name="P4">Profit &amp; profit forecast</text:p>
            <text:p text:style-name="P4">Passenger statistics</text:p>
            <text:p text:style-name="P15">Last use</text:p>
          </table:table-cell>
          <table:table-cell table:style-name="Table1.A2" office:value-type="string">
            <text:p text:style-name="P1">Start/<text:span text:style-name="T3">Restart</text:span></text:p>
            <text:p text:style-name="P1">Save</text:p>
            <text:p text:style-name="P1">Delete</text:p>
            <text:p text:style-name="P1">Customise <text:span text:style-name="T2">network (daily)</text:span></text:p>
            <text:p text:style-name="P10">Customise incidents</text:p>
            <text:p text:style-name="P11">and adjust likelihoods (daily)</text:p>
            <text:p text:style-name="P1">Operate network (each round)</text:p>
            <text:p text:style-name="P1">View Dashboard</text:p>
          </table:table-cell>
          <table:table-cell table:style-name="Table1.D2" office:value-type="string">
            <text:p text:style-name="P22">Team<text:span text:style-name="T12">s</text:span></text:p>
            <text:p text:style-name="P22">Lines</text:p>
            <text:p text:style-name="P37">IncidentTypes</text:p>
            <text:p text:style-name="P4">Incidents</text:p>
            <text:p text:style-name="P3"/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6">PlaceTemplate</text:p>
          </table:table-cell>
          <table:table-cell table:style-name="Table1.A2" office:value-type="string">
            <text:p text:style-name="P26">Sequence</text:p>
            <text:p text:style-name="P26">Type (station/track/depot)</text:p>
          </table:table-cell>
          <table:table-cell table:style-name="Table1.A2" office:value-type="string">
            <text:p text:style-name="P26">Instantiate</text:p>
          </table:table-cell>
          <table:table-cell table:style-name="Table1.D2" office:value-type="string">
            <text:p text:style-name="P26">Line<text:span text:style-name="T13">Template</text:span></text:p>
          </table:table-cell>
        </table:table-row>
        <table:table-row table:style-name="Table1.1">
          <table:table-cell table:style-name="Table1.A2" office:value-type="string">
            <text:p text:style-name="P3">Line</text:p>
          </table:table-cell>
          <table:table-cell table:style-name="Table1.A2" office:value-type="string">
            <text:p text:style-name="P3">Name</text:p>
            <text:p text:style-name="P3">Reputation</text:p>
            <text:p text:style-name="P3">Line style / colour</text:p>
            <text:p text:style-name="P3">Train icon</text:p>
            <text:p text:style-name="P31">Direction name (up/down)</text:p>
            <text:p text:style-name="P34">Team (o<text:span text:style-name="T14">perator</text:span>)</text:p>
          </table:table-cell>
          <table:table-cell table:style-name="Table1.A2" office:value-type="string">
            <text:p text:style-name="P3">Move trains</text:p>
          </table:table-cell>
          <table:table-cell table:style-name="Table1.D2" office:value-type="string">
            <text:p text:style-name="P27">Game</text:p>
            <text:p text:style-name="P3">Trains</text:p>
            <text:p text:style-name="P3">Stations</text:p>
            <text:p text:style-name="P24">LineLocations</text:p>
            <text:p text:style-name="P3">Incidents</text:p>
            <text:p text:style-name="P3">Staff</text:p>
          </table:table-cell>
        </table:table-row>
        <text:soft-page-break/>
        <table:table-row table:style-name="Table1.1">
          <table:table-cell table:style-name="Table1.A2" office:value-type="string">
            <text:p text:style-name="P5">Train</text:p>
          </table:table-cell>
          <table:table-cell table:style-name="Table1.A2" office:value-type="string">
            <text:p text:style-name="P5">Passengers</text:p>
            <text:p text:style-name="P6">Attractiveness</text:p>
            <text:p text:style-name="P23">Capacit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4">LineLocation</text:p>
            <text:p text:style-name="P39">Incidents</text:p>
          </table:table-cell>
        </table:table-row>
        <table:table-row table:style-name="Table1.1">
          <table:table-cell table:style-name="Table1.A2" office:value-type="string">
            <text:p text:style-name="P5">Station</text:p>
          </table:table-cell>
          <table:table-cell table:style-name="Table1.A2" office:value-type="string">
            <text:p text:style-name="P5">Passengers</text:p>
            <text:p text:style-name="P5">Name</text:p>
            <text:p text:style-name="P7">Type (inner/outer)</text:p>
            <text:p text:style-name="P30">Satisfactio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40">LineLocation</text:p>
            <text:p text:style-name="P39">Incidents</text:p>
          </table:table-cell>
        </table:table-row>
        <table:table-row table:style-name="Table1.1">
          <table:table-cell table:style-name="Table1.A2" office:value-type="string">
            <text:p text:style-name="P24">LineLocation</text:p>
          </table:table-cell>
          <table:table-cell table:style-name="Table1.A2" office:value-type="string">
            <text:p text:style-name="P28">Direction(name), Is_Forward</text:p>
            <text:p text:style-name="P28">Is_Start, Is_End</text:p>
            <text:p text:style-name="P30">Turnaround%</text:p>
            <text:p text:style-name="P32">Sequence</text:p>
          </table:table-cell>
          <table:table-cell table:style-name="Table1.A2" office:value-type="string">
            <text:p text:style-name="P28">ReverseLoc</text:p>
            <text:p text:style-name="P28">Next</text:p>
            <text:p text:style-name="P33">Name</text:p>
          </table:table-cell>
          <table:table-cell table:style-name="Table1.D2" office:value-type="string">
            <text:p text:style-name="P24">Line</text:p>
            <text:p text:style-name="P27">Trains</text:p>
            <text:p text:style-name="P29">Incidents</text:p>
          </table:table-cell>
        </table:table-row>
        <table:table-row table:style-name="Table1.1">
          <table:table-cell table:style-name="Table1.A2" office:value-type="string">
            <text:p text:style-name="P35">IncidentTyp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6">Networks Responses</text:p>
          </table:table-cell>
        </table:table-row>
        <table:table-row table:style-name="Table1.1">
          <table:table-cell table:style-name="Table1.A2" office:value-type="string">
            <text:p text:style-name="P3">Incident</text:p>
          </table:table-cell>
          <table:table-cell table:style-name="Table1.A2" office:value-type="string">
            <text:p text:style-name="P3">Start</text:p>
            <text:p text:style-name="P7">End</text:p>
            <text:p text:style-name="P7">Status (open/closed)</text:p>
            <text:p text:style-name="P3">Severit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8">IncidentType</text:p>
            <text:p text:style-name="P3">Impact</text:p>
            <text:p text:style-name="P3">Response</text:p>
            <text:p text:style-name="P39">LocationTrain/LineLoc/Station</text:p>
          </table:table-cell>
        </table:table-row>
        <table:table-row table:style-name="Table1.1">
          <table:table-cell table:style-name="Table1.A2" office:value-type="string">
            <text:p text:style-name="P3">Impact</text:p>
          </table:table-cell>
          <table:table-cell table:style-name="Table1.A2" office:value-type="string">
            <text:p text:style-name="P3">Cost (revenue, stafftype)</text:p>
          </table:table-cell>
          <table:table-cell table:style-name="Table1.A2" office:value-type="string">
            <text:p text:style-name="P5">Forecast</text:p>
            <text:p text:style-name="P5">Apply(each round)</text:p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8">Response</text:p>
          </table:table-cell>
          <table:table-cell table:style-name="Table1.A2" office:value-type="string">
            <text:p text:style-name="P8">Likelihood of Success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12">Impact</text:p>
          </table:table-cell>
        </table:table-row>
        <table:table-row table:style-name="Table1.1">
          <table:table-cell table:style-name="Table1.A2" office:value-type="string">
            <text:p text:style-name="P3">StaffType</text:p>
          </table:table-cell>
          <table:table-cell table:style-name="Table1.A2" office:value-type="string">
            <text:p text:style-name="P5">Name (Engineer, Driver, Station)</text:p>
            <text:p text:style-name="P13">Quantity</text:p>
            <text:p text:style-name="P13">Pay</text:p>
            <text:p text:style-name="P13">Moral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9">PassengerProfile</text:p>
          </table:table-cell>
          <table:table-cell table:style-name="Table1.A2" office:value-type="string">
            <text:p text:style-name="P9">Traffic by day, station type and time of da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</table:table>
      <text:p text:style-name="P41"/>
      <text:h text:style-name="Heading_20_3" text:outline-level="3">Game level<text:span text:style-name="T4">s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3">Level</text:p>
          </table:table-cell>
          <table:table-cell table:style-name="Table2.B1" office:value-type="string">
            <text:p text:style-name="P44">Features</text:p>
          </table:table-cell>
        </table:table-row>
        <table:table-row>
          <table:table-cell table:style-name="Table2.A2" office:value-type="string">
            <text:p text:style-name="P42">Basic <text:span text:style-name="T8">(“Hornby”)</text:span></text:p>
          </table:table-cell>
          <table:table-cell table:style-name="Table2.B2" office:value-type="string">
            <text:p text:style-name="P42">1 line &amp; incidents only</text:p>
            <text:p text:style-name="P42">No variability, no competition</text:p>
          </table:table-cell>
        </table:table-row>
        <table:table-row>
          <table:table-cell table:style-name="Table2.A2" office:value-type="string">
            <text:p text:style-name="P42">Intermediate</text:p>
          </table:table-cell>
          <table:table-cell table:style-name="Table2.B2" office:value-type="string">
            <text:p text:style-name="P42">Multiple lines</text:p>
            <text:p text:style-name="P42">Competition</text:p>
            <text:p text:style-name="P42">Additional networks available</text:p>
            <text:p text:style-name="P42">More variability (incident severity)</text:p>
            <text:p text:style-name="P42">Limited time between rounds (or Pause)</text:p>
          </table:table-cell>
        </table:table-row>
        <table:table-row>
          <table:table-cell table:style-name="Table2.A2" office:value-type="string">
            <text:p text:style-name="P42">Advanced</text:p>
          </table:table-cell>
          <table:table-cell table:style-name="Table2.B2" office:value-type="string">
            <text:p text:style-name="P42">As Intermediate plus:</text:p>
            <text:p text:style-name="P42">Passengers (variable traffic)</text:p>
            <text:p text:style-name="P42">Staffing</text:p>
            <text:p text:style-name="P42">No time between rounds (can Pause)</text:p>
          </table:table-cell>
        </table:table-row>
        <table:table-row>
          <table:table-cell table:style-name="Table2.A2" office:value-type="string">
            <text:p text:style-name="P42">Expert</text:p>
          </table:table-cell>
          <table:table-cell table:style-name="Table2.B2" office:value-type="string">
            <text:p text:style-name="P42">Bid for/sell line franchises to other teams</text:p>
            <text:p text:style-name="P42">Game over when money runs out</text:p>
            <text:p text:style-name="P42">Customise incident frequency, starting <text:soft-page-break/>money</text:p>
            <text:p text:style-name="P45">Multiple incidents per place</text:p>
          </table:table-cell>
        </table:table-row>
      </table:table>
      <text:p text:style-name="Text_20_body"/>
      <text:h text:style-name="P58" text:outline-level="3">Interaction</text:h>
      <text:p text:style-name="P49">Different rooms:</text:p>
      <text:list xml:id="list149065989" text:style-name="L1">
        <text:list-item>
          <text:p text:style-name="P65">Control room (line operation &amp; incident management)</text:p>
        </text:list-item>
        <text:list-item>
          <text:p text:style-name="P65">Board room (KPIs such as profit, passenger journeys, punctuality, top incidents, reputation, <text:span text:style-name="T9">buy/sell franchises</text:span>)</text:p>
        </text:list-item>
        <text:list-item>
          <text:p text:style-name="P65">Engineering dept <text:span text:style-name="T9">(maintenance)</text:span></text:p>
        </text:list-item>
        <text:list-item>
          <text:p text:style-name="P65">HR dept <text:span text:style-name="T9">(staffing, education, pay, morale, strikes, sickness)</text:span></text:p>
        </text:list-item>
        <text:list-item>
          <text:p text:style-name="P65">City/Network planner <text:span text:style-name="T10">(design networks)</text:span></text:p>
        </text:list-item>
      </text:list>
      <text:h text:style-name="P59" text:outline-level="3">Team play</text:h>
      <text:p text:style-name="P55">A round can only be started when all teams are ready. <text:s/>Each team must press “start round” before the round can start. <text:s/>All teams then monitor operational status (etc?) during the round. <text:s/>At lower levels of game play, any team can pause the game (which pauses it for all teams). <text:s text:c="2"/>Restarting is similar to starting a round, above.</text:p>
      <text:p text:style-name="P55">At any time during the game, team members can visit other areas of the game, such as the Boardroom, to view (and possibly modify? Tbc) information in that area.</text:p>
      <text:h text:style-name="P59" text:outline-level="3">Tutorial</text:h>
      <text:p text:style-name="P56">A set of tutorial topics are defined for each page, at each game level. <text:s/>Before starting a game, the person pressing start must have read all these topics. <text:s text:c="2"/>Tutorial completion is tracked, by page and version, for each user. <text:s text:c="2"/>Tbd: if a page version changes, it has to be read again. (but this needs version tracking within pages).</text:p>
      <text:h text:style-name="P60" text:outline-level="3">Business rules</text:h>
      <text:p text:style-name="P48">Depot at each end of line</text:p>
      <text:p text:style-name="P48">Only depots can have initial trains</text:p>
      <text:p text:style-name="P48">Stations on multiple lines are separate for incident management purposes</text:p>
      <text:p text:style-name="P53">Trains delays persist until they reach the depot, and only cleared if a spare train is there. <text:s text:c="2"/>If they have to go straight out again, delays are carried for the next journey.</text:p>
      <text:h text:style-name="P61" text:outline-level="3">Display</text:h>
      <text:p text:style-name="P54">Each class has a .html() method, returns a display string of html with text, inlines, css class, clickable links, flyover text. <text:s/>Could contain incidents, delays, name, passengers, turnaround.</text:p>
      <text:p text:style-name="Heading"><text:soft-page-break/>C<text:span text:style-name="T15">SS</text:span> <text:span text:style-name="T15">C</text:span>lasses <text:s/></text:p>
      <text:p text:style-name="P52">train, track, depot, location, <text:span text:style-name="T17">train-</text:span>blocked, incidents, <text:span text:style-name="T17">train-</text:span>delayed, turnaround1, turnaround2, overloaded, ?<text:span text:style-name="T16">degraded(attractiveness / engineering) [Incident] open, resolution-in-progress.</text:span></text:p>
      <text:h text:style-name="Heading_20_3" text:outline-level="3">Ts &amp; Cs</text:h>
      <text:p text:style-name="Text_20_body">Copyright</text:p>
      <text:p text:style-name="Text_20_body">Limited care taken to protect s<text:span text:style-name="T5">tored d</text:span>etails <text:span text:style-name="T5">(games, user ids etc) but very limited personal info is stored: email id only stored for the duration of an invitation to join a team (14 days).</text:span></text:p>
      <text:p text:style-name="P46">No guarantee that networks, games etc will be preserved. <text:s/>Rights reserved to delete them if not used for &gt; 6 months</text:p>
      <text:p text:style-name="P47">Networks, Incident types and Response Types stored on this system may be incorporated into other parts of the game and made available to other users. <text:s text:c="2"/></text:p>
      <text:h text:style-name="Heading_20_3" text:outline-level="3">Help</text:h>
      <text:p text:style-name="P50"><text:span text:style-name="T6">Wiki? <text:s/>See </text:span><text:a xlink:type="simple" xlink:href="https://en.wikipedia.org/wiki/Personal_wiki#Single-user_wiki_software" text:style-name="Internet_20_link" text:visited-style-name="Visited_20_Internet_20_Link">https://en.wikipedia.org/wiki/Personal_wiki#Single-user_wiki_software</text:a>, <text:span text:style-name="T7">then move to GitHub</text:span></text:p>
      <text:h text:style-name="Heading_20_3" text:outline-level="3">References</text:h>
      <text:p text:style-name="P51">Tube tracking <text:a xlink:type="simple" xlink:href="https://traintimes.org.uk/map/tube/schematic/" text:style-name="Internet_20_link" text:visited-style-name="Visited_20_Internet_20_Link">website</text:a>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3" svg:font-family="'Liberation Sans'" style:font-family-generic="roman"/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 Lambourn</meta:initial-creator>
    <meta:creation-date>2020-04-22T03:57:18.609643320</meta:creation-date>
    <dc:date>2020-05-03T12:27:35.220133040</dc:date>
    <dc:creator>Simon Lambourn</dc:creator>
    <meta:editing-duration>PT20H33M30S</meta:editing-duration>
    <meta:editing-cycles>84</meta:editing-cycles>
    <meta:generator>LibreOffice/6.3.5.2$Linux_X86_64 LibreOffice_project/30$Build-2</meta:generator>
    <meta:document-statistic meta:table-count="2" meta:image-count="0" meta:object-count="1" meta:page-count="6" meta:paragraph-count="198" meta:word-count="687" meta:character-count="4692" meta:non-whitespace-character-count="4188"/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33cm" fo:min-width="3.682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34cm" fo:min-width="3.68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solid" draw:textarea-vertical-align="middle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g xml:id="id1" draw:id="id1">
          <draw:custom-shape draw:style-name="gr1" draw:text-style-name="P2" draw:layer="layout" svg:width="4.182cm" svg:height="0.883cm" svg:x="0.675cm" svg:y="3.002cm">
            <text:p text:style-name="P1"><text:span text:style-name="T1">Us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0.675cm" svg:y="3.885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0.675cm" svg:y="4.769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1" draw:text-style-name="P2" draw:layer="layout" svg:width="4.182cm" svg:height="0.883cm" svg:x="13.515cm" svg:y="19.828cm">
            <text:p text:style-name="P1"><text:span text:style-name="T1">St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3.515cm" svg:y="20.71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3.515cm" svg:y="21.595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4.182cm" svg:height="0.883cm" svg:x="1.584cm" svg:y="7.212cm">
            <text:p text:style-name="P1"><text:span text:style-name="T1">Network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.584cm" svg:y="8.095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.584cm" svg:y="8.978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" draw:text-style-name="P2" draw:layer="layout" svg:width="4.182cm" svg:height="0.883cm" svg:x="10.62cm" svg:y="15.328cm">
            <text:p text:style-name="P1"><text:span text:style-name="T1">Lin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62cm" svg:y="16.21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0.62cm" svg:y="17.09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2" draw:text-style-name="P2" draw:layer="layout" svg:width="4.182cm" svg:height="0.884cm" svg:x="10.62cm" svg:y="11.247cm">
            <text:p text:style-name="P1"><text:span text:style-name="T1">Gam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62cm" svg:y="12.13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62cm" svg:y="13.01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1" draw:text-style-name="P2" draw:layer="layout" svg:width="4.182cm" svg:height="0.883cm" svg:x="10.638cm" svg:y="2.914cm">
            <text:p text:style-name="P1"><text:span text:style-name="T1">Team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638cm" svg:y="3.79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0.638cm" svg:y="4.68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" draw:text-style-name="P2" draw:layer="layout" svg:width="4.182cm" svg:height="0.883cm" svg:x="1.584cm" svg:y="11.228cm">
            <text:p text:style-name="P1"><text:span text:style-name="T3">Game</text:span><text:span text:style-name="T1">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.584cm" svg:y="12.11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.584cm" svg:y="12.99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" draw:text-style-name="P2" draw:layer="layout" svg:width="4.182cm" svg:height="0.883cm" svg:x="0.502cm" svg:y="15.314cm">
            <text:p text:style-name="P1"><text:span text:style-name="T1">Line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0.502cm" svg:y="16.19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0.502cm" svg:y="17.08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2" draw:text-style-name="P2" draw:layer="layout" svg:width="4.182cm" svg:height="0.884cm" svg:x="0.493cm" svg:y="19.864cm">
            <text:p text:style-name="P1"><text:span text:style-name="T1">Place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0.493cm" svg:y="20.748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0.493cm" svg:y="21.631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1" draw:text-style-name="P2" draw:layer="layout" svg:width="4.182cm" svg:height="0.883cm" svg:x="8.138cm" svg:y="19.82cm">
            <text:p text:style-name="P1"><text:span text:style-name="T1">LineLocatio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8.138cm" svg:y="20.703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8.138cm" svg:y="21.586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1" draw:text-style-name="P2" draw:layer="layout" svg:width="4.182cm" svg:height="0.883cm" svg:x="8.175cm" svg:y="23.524cm">
            <text:p text:style-name="P1"><text:span text:style-name="T1">Tra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8.175cm" svg:y="24.40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8.175cm" svg:y="25.291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3" draw:layer="layout" draw:type="line" svg:x1="4.857cm" svg:y1="4.327cm" svg:x2="10.638cm" svg:y2="4.239cm" draw:start-shape="id1" draw:start-glue-point="1" draw:end-shape="id2" draw:end-glue-point="3" svg:d="M4857 4327l5781-88" svg:viewBox="0 0 5782 89">
          <text:p/>
        </draw:connector>
        <draw:connector draw:style-name="gr3" draw:text-style-name="P3" draw:layer="layout" draw:type="line" svg:x1="12.729cm" svg:y1="5.564cm" svg:x2="5.766cm" svg:y2="8.536cm" draw:start-shape="id2" draw:start-glue-point="2" draw:end-shape="id3" draw:end-glue-point="1" svg:d="M12729 5564l-6963 2972" svg:viewBox="0 0 6964 2973">
          <text:p/>
        </draw:connector>
        <draw:connector draw:style-name="gr3" draw:text-style-name="P3" draw:layer="layout" draw:type="line" svg:x1="12.729cm" svg:y1="5.564cm" svg:x2="12.711cm" svg:y2="11.247cm" draw:start-shape="id2" draw:start-glue-point="2" draw:end-shape="id4" draw:end-glue-point="0" svg:d="M12729 5564l-18 5683" svg:viewBox="0 0 19 5684">
          <text:p/>
        </draw:connector>
        <draw:connector draw:style-name="gr3" draw:text-style-name="P3" draw:layer="layout" draw:type="line" svg:x1="3.675cm" svg:y1="9.861cm" svg:x2="3.675cm" svg:y2="11.228cm" draw:start-shape="id3" draw:start-glue-point="2" draw:end-shape="id5" draw:end-glue-point="0" svg:d="M3675 9861v1367" svg:viewBox="0 0 1 1368">
          <text:p/>
        </draw:connector>
        <draw:connector draw:style-name="gr3" draw:text-style-name="P3" draw:layer="layout" svg:x1="1.584cm" svg:y1="8.536cm" svg:x2="0.502cm" svg:y2="16.638cm" draw:start-shape="id3" draw:start-glue-point="3" draw:end-shape="id6" draw:end-glue-point="3" svg:d="M1584 8536h-1583v8102h501" svg:viewBox="0 0 1584 8103">
          <text:p/>
        </draw:connector>
        <draw:connector draw:style-name="gr3" draw:text-style-name="P3" draw:layer="layout" draw:type="line" svg:x1="2.593cm" svg:y1="17.963cm" svg:x2="2.584cm" svg:y2="19.864cm" draw:start-shape="id6" draw:start-glue-point="2" draw:end-shape="id7" draw:end-glue-point="0" svg:d="M2593 17963l-9 1901" svg:viewBox="0 0 10 1902">
          <text:p/>
        </draw:connector>
        <draw:connector draw:style-name="gr4" draw:text-style-name="P5" draw:layer="layout" draw:type="line" svg:x1="5.766cm" svg:y1="12.552cm" svg:x2="10.62cm" svg:y2="12.572cm" draw:start-shape="id5" draw:start-glue-point="1" draw:end-shape="id4" draw:end-glue-point="3" svg:d="M5766 12552l4854 20" svg:viewBox="0 0 4855 21">
          <text:p text:style-name="P4"><text:span text:style-name="T4">Instantiates</text:span></text:p>
        </draw:connector>
        <draw:connector draw:style-name="gr3" draw:text-style-name="P3" draw:layer="layout" draw:type="line" svg:x1="12.711cm" svg:y1="13.897cm" svg:x2="12.711cm" svg:y2="15.328cm" draw:start-shape="id4" draw:start-glue-point="2" draw:end-shape="id8" draw:end-glue-point="0" svg:d="M12711 13897v1431" svg:viewBox="0 0 1 1432">
          <text:p/>
        </draw:connector>
        <draw:connector draw:style-name="gr3" draw:text-style-name="P3" draw:layer="layout" draw:type="line" svg:x1="12.711cm" svg:y1="17.978cm" svg:x2="10.229cm" svg:y2="19.82cm" draw:start-shape="id8" draw:start-glue-point="2" draw:end-shape="id9" draw:end-glue-point="0" svg:d="M12711 17978l-2482 1842" svg:viewBox="0 0 2483 1843">
          <text:p/>
        </draw:connector>
        <draw:connector draw:style-name="gr3" draw:text-style-name="P3" draw:layer="layout" draw:type="line" svg:x1="10.229cm" svg:y1="22.469cm" svg:x2="10.266cm" svg:y2="23.524cm" draw:start-shape="id9" draw:start-glue-point="2" draw:end-shape="id10" draw:end-glue-point="0" svg:d="M10229 22469l37 1055" svg:viewBox="0 0 38 1056">
          <text:p/>
        </draw:connector>
        <draw:connector draw:style-name="gr5" draw:text-style-name="P3" draw:layer="layout" draw:type="line" svg:x1="4.675cm" svg:y1="21.189cm" svg:x2="8.138cm" svg:y2="21.144cm" draw:start-shape="id7" draw:start-glue-point="1" draw:end-shape="id9" draw:end-glue-point="3" svg:d="M4675 21189l3463-45" svg:viewBox="0 0 3464 46">
          <text:p/>
        </draw:connector>
        <draw:connector draw:style-name="gr5" draw:text-style-name="P3" draw:layer="layout" draw:type="line" svg:x1="12.32cm" svg:y1="21.144cm" svg:x2="13.515cm" svg:y2="21.153cm" draw:start-shape="id9" draw:start-glue-point="1" draw:end-shape="id11" draw:end-glue-point="3" svg:d="M12320 21144l1195 9" svg:viewBox="0 0 1196 10">
          <text:p/>
        </draw:connector>
        <draw:connector draw:style-name="gr5" draw:text-style-name="P3" draw:layer="layout" draw:type="line" svg:x1="4.684cm" svg:y1="16.638cm" svg:x2="10.62cm" svg:y2="16.653cm" draw:start-shape="id6" draw:start-glue-point="1" draw:end-shape="id8" draw:end-glue-point="3" svg:d="M4684 16638l5936 15" svg:viewBox="0 0 5937 16">
          <text:p/>
        </draw:connector>
        <draw:connector draw:style-name="gr3" draw:text-style-name="P3" draw:layer="layout" draw:type="line" svg:x1="12.711cm" svg:y1="17.978cm" svg:x2="15.606cm" svg:y2="19.828cm" draw:start-shape="id8" draw:start-glue-point="2" draw:end-shape="id11" draw:end-glue-point="0" svg:d="M12711 17978l2895 1850" svg:viewBox="0 0 2896 1851">
          <text:p/>
        </draw:connector>
        <draw:connector draw:style-name="gr3" draw:text-style-name="P3" draw:layer="layout" draw:line-skew="1.199cm" svg:x1="14.82cm" svg:y1="4.239cm" svg:x2="14.802cm" svg:y2="16.653cm" draw:start-shape="id2" draw:start-glue-point="1" draw:end-shape="id8" draw:end-glue-point="1" svg:d="M14820 4239h1700v12414h-1718" svg:viewBox="0 0 1719 12415">
          <text:p/>
        </draw:connector>
        <draw:g xml:id="id12" draw:id="id12">
          <draw:custom-shape draw:style-name="gr1" draw:text-style-name="P2" draw:layer="layout" svg:width="4.182cm" svg:height="0.883cm" svg:x="5.475cm" svg:y="0.002cm">
            <text:p text:style-name="P1"><text:span text:style-name="T1">TeamInvit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5.475cm" svg:y="0.885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5.475cm" svg:y="1.769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3" draw:layer="layout" draw:type="line" svg:x1="9.657cm" svg:y1="1.327cm" svg:x2="12.729cm" svg:y2="2.914cm" draw:start-shape="id12" draw:start-glue-point="1" draw:end-shape="id2" draw:end-glue-point="0" svg:d="M9657 1327l3072 1587" svg:viewBox="0 0 3073 1588">
          <text:p/>
        </draw:connector>
        <draw:connector draw:style-name="gr3" draw:text-style-name="P3" draw:layer="layout" draw:type="line" svg:x1="5.475cm" svg:y1="1.327cm" svg:x2="2.766cm" svg:y2="3.002cm" draw:start-shape="id12" draw:start-glue-point="3" draw:end-shape="id1" draw:end-glue-point="0" svg:d="M5475 1327l-2709 1675" svg:viewBox="0 0 2710 1676">
          <text:p/>
        </draw:connector>
      </draw:page>
    </office:drawing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